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57147EDD.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3" svg:font-family="Tahoma"/>
    <style:font-face style:name="Arial1" svg:font-family="Arial" style:font-family-generic="swiss"/>
    <style:font-face style:name="BDCPGF+Arial" svg:font-family="BDCPGF+Arial" style:font-family-generic="swiss"/>
    <style:font-face style:name="BDCPGM+Arial,BoldItalic" svg:font-family="'BDCPGM+Arial,BoldItalic'" style:font-family-generic="swiss"/>
    <style:font-face style:name="BGACDJ+Arial" svg:font-family="BGACDJ+Arial" style:font-family-generic="swiss"/>
    <style:font-face style:name="CAOMFK+Arial" svg:font-family="CAOMFK+Arial" style:font-family-generic="swiss"/>
    <style:font-face style:name="arial" svg:font-family="arial" style:font-family-generic="swiss"/>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Tahoma1" svg:font-family="Tahoma" style:font-pitch="variable"/>
    <style:font-face style:name="Tahoma2" svg:font-family="Tahoma, Lucidasans, 'Lucida Sans', 'Arial Unicode MS'" style:font-pitch="variable"/>
    <style:font-face style:name="Arial2"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2" style:family="table">
      <style:table-properties style:width="3.2875in" table:align="margins"/>
    </style:style>
    <style:style style:name="Table2.A" style:family="table-column">
      <style:table-column-properties style:column-width="3.2875in" style:rel-column-width="4734*"/>
    </style:style>
    <style:style style:name="Table2.A1" style:family="table-cell">
      <style:table-cell-properties fo:padding="0.0382in" fo:border="none"/>
    </style:style>
    <style:style style:name="Table3" style:family="table">
      <style:table-properties style:width="3.2111in" table:align="margins"/>
    </style:style>
    <style:style style:name="Table3.A" style:family="table-column">
      <style:table-column-properties style:column-width="3.2111in" style:rel-column-width="65535*"/>
    </style:style>
    <style:style style:name="Table3.A1" style:family="table-cell">
      <style:table-cell-properties fo:padding="0.0382in" fo:border="none"/>
    </style:style>
    <style:style style:name="Table1" style:family="table">
      <style:table-properties style:width="6.5354in" table:align="left"/>
    </style:style>
    <style:style style:name="Table1.A" style:family="table-column">
      <style:table-column-properties style:column-width="2.3479in"/>
    </style:style>
    <style:style style:name="Table1.B" style:family="table-column">
      <style:table-column-properties style:column-width="4.1875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1" fo:font-size="10pt" style:font-name-asian="BDCPGF+Arial" style:font-size-asian="10pt" style:font-name-complex="BDCPGF+Arial" style:font-size-complex="10pt"/>
    </style:style>
    <style:style style:name="P3" style:family="paragraph" style:parent-style-name="Heading_20_1">
      <style:paragraph-properties fo:margin-top="0.1665in" fo:margin-bottom="0.0835in" fo:keep-with-next="always"/>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4" style:family="paragraph" style:parent-style-name="Frame_20_contents">
      <style:paragraph-properties fo:text-align="justify" style:justify-single-word="false"/>
    </style:style>
    <style:style style:name="P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style:paragraph-properties fo:margin-left="0in" fo:margin-right="0in" fo:margin-top="0in" fo:margin-bottom="0in" fo:line-height="100%" fo:text-align="center" text:enable-numbering="false" fo:text-indent="0in"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Roman No9 L" fo:font-size="24pt" fo:letter-spacing="normal" fo:language="en" fo:country="US" fo:font-style="normal" fo:text-shadow="none" style:text-underline-style="none" fo:font-weight="normal" style:text-underline-mode="continuous" style:text-line-through-mode="continuous" style:letter-kerning="false" style:font-name-asian="HG Mincho Light J" style:font-size-asian="24pt" style:language-asian="en" style:country-asian="US" style:font-style-asian="normal" style:font-weight-asian="normal" style:font-name-complex="Tahoma2" style:font-size-complex="24pt" style:language-complex="en" style:country-complex="US" style:font-style-complex="normal" style:font-weight-complex="normal" style:text-emphasize="none" style:text-scale="100%" style:font-relief="none" fo:hyphenate="false"/>
    </style:style>
    <style:style style:name="P9" style:family="paragraph">
      <style:paragraph-properties fo:margin-left="0in" fo:margin-right="0in" fo:margin-top="0in" fo:margin-bottom="0in" fo:line-height="100%" fo:text-align="center" text:enable-numbering="false" fo:text-indent="0in"/>
    </style:style>
    <style:style style:name="P1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1"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 style:family="paragraph">
      <style:paragraph-properties fo:margin-left="0in" fo:margin-right="0in" fo:margin-top="0in" fo:margin-bottom="0.1472in" fo:line-height="100%" fo:text-align="justify" text:enable-numbering="false" fo:text-indent="0in" style:text-autospace="none"/>
    </style:style>
    <style:style style:name="P12"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Bitstream Vera Serif" fo:font-size="8pt" fo:font-style="normal" fo:text-shadow="none" style:text-underline-style="none" fo:font-weight="normal" style:font-name-asian="Gothic" style:font-size-asian="18pt" style:font-style-asian="normal" style:font-weight-asian="normal" style:font-name-complex="Lucidasans" style:font-size-complex="8pt" style:font-style-complex="normal" style:font-weight-complex="normal" style:text-emphasize="none" style:font-relief="none"/>
    </style:style>
    <style:style style:name="P1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 style:family="paragraph" style:parent-style-name="Standard">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1" fo:font-size="8pt" style:font-name-asian="CAOMFK+Arial" style:font-size-asian="8pt" style:font-name-complex="CAOMFK+Arial" style:font-size-complex="8pt"/>
    </style:style>
    <style:style style:name="P15" style:family="paragraph" style:parent-style-name="Standard">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1" fo:font-size="10pt" style:font-name-asian="BDCPGM+Arial,BoldItalic" style:font-size-asian="10pt" style:font-name-complex="BDCPGM+Arial,BoldItalic" style:font-size-complex="10pt"/>
    </style:style>
    <style:style style:name="P16" style:family="paragraph" style:parent-style-name="Standard" style:list-style-name="L2">
      <style:paragraph-properties fo:margin-left="0in" fo:margin-right="0in" fo:margin-top="0in" fo:margin-bottom="0in" fo:text-align="start" style:justify-single-word="false" fo:text-indent="0in" style:auto-text-indent="false" fo:background-color="transparent" style:shadow="none">
        <style:background-image/>
      </style:paragraph-properties>
      <style:text-properties style:font-name="Arial1" fo:font-size="10pt" style:font-name-asian="BDCPGM+Arial,BoldItalic" style:font-size-asian="10pt" style:font-name-complex="BDCPGM+Arial,BoldItalic" style:font-size-complex="10pt"/>
    </style:style>
    <style:style style:name="P17" style:family="paragraph" style:parent-style-name="Standard">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1" fo:font-size="10pt" style:font-name-asian="BDCPGF+Arial" style:font-size-asian="10pt" style:font-name-complex="BDCPGF+Arial" style:font-size-complex="10pt"/>
    </style:style>
    <style:style style:name="P18" style:family="paragraph" style:parent-style-name="Standard" style:list-style-name="L3">
      <style:paragraph-properties fo:margin-top="0in" fo:margin-bottom="0in" fo:text-align="start" style:justify-single-word="false" style:text-autospace="none"/>
      <style:text-properties style:font-name="Arial1" fo:font-size="10pt" style:font-name-asian="BDCPGF+Arial" style:font-size-asian="10pt" style:font-name-complex="BDCPGF+Arial" style:font-size-complex="10pt"/>
    </style:style>
    <style:style style:name="P19" style:family="paragraph" style:parent-style-name="Standard" style:list-style-name="L3">
      <style:paragraph-properties fo:text-align="start" style:justify-single-word="false" style:text-autospace="none"/>
      <style:text-properties style:font-name="Arial1" fo:font-size="10pt" style:font-name-asian="BDCPGF+Arial" style:font-size-asian="10pt" style:font-name-complex="BDCPGF+Arial" style:font-size-complex="10pt"/>
    </style:style>
    <style:style style:name="P20"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1" fo:font-size="10pt" style:font-name-asian="CAOMFK+Arial" style:font-size-asian="10pt" style:font-name-complex="CAOMFK+Arial" style:font-size-complex="10pt"/>
    </style:style>
    <style:style style:name="P22"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23"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1" fo:font-size="10pt" style:font-name-asian="BDCPGM+Arial,BoldItalic" style:font-size-asian="10pt" style:font-name-complex="BDCPGM+Arial,BoldItalic" style:font-size-complex="10pt"/>
    </style:style>
    <style:style style:name="P24" style:family="paragraph" style:parent-style-name="Standard">
      <style:paragraph-properties fo:text-align="start" style:justify-single-word="false" style:text-autospace="none"/>
      <style:text-properties style:font-name="Arial1" fo:font-size="10pt" style:font-name-asian="BDCPGF+Arial" style:font-size-asian="10pt" style:font-name-complex="BDCPGF+Arial" style:font-size-complex="10pt"/>
    </style:style>
    <style:style style:name="P25" style:family="paragraph" style:parent-style-name="Standard" style:list-style-name="L4">
      <style:paragraph-properties fo:text-align="start" style:justify-single-word="false" style:text-autospace="none"/>
      <style:text-properties style:font-name="Arial1" fo:font-size="10pt" style:font-name-asian="BDCPGF+Arial" style:font-size-asian="10pt" style:font-name-complex="BDCPGF+Arial" style:font-size-complex="10pt"/>
    </style:style>
    <style:style style:name="P26"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7" style:family="paragraph" style:parent-style-name="Standard" style:list-style-name="L5">
      <style:paragraph-properties fo:margin-left="0in" fo:margin-right="0in" fo:margin-top="0in" fo:margin-bottom="0in" fo:text-align="start"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8" style:family="paragraph" style:parent-style-name="Standard" style:list-style-name="L5">
      <style:paragraph-properties fo:margin-left="0in" fo:margin-right="0in" fo:margin-top="0in" fo:margin-bottom="0.0398in" fo:text-align="start"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9"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text-autospace="none">
        <style:background-image/>
      </style:paragraph-properties>
      <style:text-properties style:font-name="Arial1" fo:font-size="10pt" style:font-name-asian="BDCPGF+Arial" style:font-size-asian="10pt" style:font-name-complex="BDCPGF+Arial" style:font-size-complex="10pt"/>
    </style:style>
    <style:style style:name="P30" style:family="paragraph" style:parent-style-name="Heading_20_1" style:list-style-name="L4">
      <style:paragraph-properties fo:margin-left="-0.25in" fo:margin-right="0in" fo:text-align="start" style:justify-single-word="false" fo:text-indent="0.2398in" style:auto-text-indent="false" style:text-autospace="none">
        <style:tab-stops/>
      </style:paragraph-properties>
      <style:text-properties style:font-name="Arial1" fo:font-size="10pt" style:font-name-asian="BDCPGF+Arial" style:font-size-asian="10pt" style:font-name-complex="BDCPGF+Arial" style:font-size-complex="10pt"/>
    </style:style>
    <style:style style:name="P31" style:family="paragraph" style:parent-style-name="Standard">
      <style:paragraph-properties fo:text-align="center" style:justify-single-word="false"/>
      <style:text-properties style:font-name="Arial" fo:font-size="16.1000003814697pt" style:font-name-asian="Lucida Sans Unicode" style:font-size-asian="16.1000003814697pt" style:font-name-complex="Tahoma" style:font-size-complex="16.1000003814697pt"/>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8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ent-style-name="Text_20_body">
      <style:paragraph-properties fo:margin-left="-0.25in" fo:margin-right="0in" fo:text-align="center" style:justify-single-word="false" fo:text-indent="0.2398in" style:auto-text-indent="false" style:text-autospace="none">
        <style:tab-stops/>
      </style:paragraph-properties>
      <style:text-properties style:font-name="Arial" fo:font-size="8pt" style:font-name-asian="Lucida Sans Unicode" style:font-size-asian="8pt" style:font-name-complex="Tahoma" style:font-size-complex="8pt"/>
    </style:style>
    <style:style style:name="P35" style:family="paragraph" style:parent-style-name="Heading_20_1">
      <style:paragraph-properties fo:margin-left="0in" fo:margin-right="0in" fo:text-align="start" style:justify-single-word="false" fo:text-indent="0in" style:auto-text-indent="false" style:text-autospace="none">
        <style:tab-stops/>
      </style:paragraph-properties>
    </style:style>
    <style:style style:name="P36" style:family="paragraph" style:parent-style-name="Text_20_body">
      <style:paragraph-properties fo:text-align="justify" style:justify-single-word="false"/>
      <style:text-properties style:font-name="Arial1" fo:font-size="10pt" style:font-size-asian="10pt" style:font-size-complex="10pt"/>
    </style:style>
    <style:style style:name="P37" style:family="paragraph" style:parent-style-name="Heading_20_2">
      <style:paragraph-properties fo:margin-top="0.0398in" fo:margin-bottom="0.0827in"/>
    </style:style>
    <style:style style:name="P38" style:family="paragraph" style:parent-style-name="Text_20_body">
      <style:text-properties style:font-name="Arial" fo:font-size="10pt" style:font-size-asian="10pt" style:font-size-complex="10pt"/>
    </style:style>
    <style:style style:name="P39" style:family="paragraph" style:parent-style-name="Heading_20_2">
      <style:paragraph-properties fo:margin-top="0.0398in" fo:margin-bottom="0.0827in"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0" style:family="paragraph" style:parent-style-name="Standard">
      <style:text-properties style:font-name="Arial" fo:font-size="10pt" style:font-size-asian="10pt" style:font-size-complex="10pt"/>
    </style:style>
    <style:style style:name="P41" style:family="paragraph" style:parent-style-name="Standard">
      <style:paragraph-properties fo:text-align="justify" style:justify-single-word="false"/>
      <style:text-properties style:font-name="Arial" fo:font-size="12pt" style:font-size-asian="12pt" style:font-size-complex="12pt"/>
    </style:style>
    <style:style style:name="P42" style:family="paragraph" style:parent-style-name="Text_20_body">
      <style:paragraph-properties fo:margin-top="0in" fo:margin-bottom="0.0835in" fo:text-align="justify" style:justify-single-word="false"/>
      <style:text-properties style:font-name="Arial1" fo:font-size="10pt" style:font-size-asian="10pt" style:font-size-complex="10pt"/>
    </style:style>
    <style:style style:name="P43" style:family="paragraph" style:parent-style-name="Table_20_Contents">
      <style:paragraph-properties fo:margin-top="0in" fo:margin-bottom="0.1965in"/>
      <style:text-properties style:font-name="Arial" fo:font-size="12pt" style:font-size-asian="12pt" style:font-size-complex="12pt"/>
    </style:style>
    <style:style style:name="P44" style:family="paragraph" style:parent-style-name="Text_20_body">
      <style:paragraph-properties fo:margin-top="0in" fo:margin-bottom="0.0835in" fo:text-align="justify" style:justify-single-word="false"/>
      <style:text-properties fo:font-size="8pt" style:font-size-asian="8pt" style:font-size-complex="8pt"/>
    </style:style>
    <style:style style:name="P45" style:family="paragraph" style:parent-style-name="Table_20_Contents">
      <style:text-properties style:font-name="Arial1" fo:font-size="10pt" fo:font-weight="bold" style:font-name-asian="Lucida Sans Unicode" style:font-size-asian="10pt" style:font-weight-asian="bold" style:font-name-complex="Tahoma" style:font-size-complex="10pt" style:font-weight-complex="bold"/>
    </style:style>
    <style:style style:name="P46" style:family="paragraph" style:parent-style-name="Table_20_Contents">
      <style:paragraph-properties fo:text-align="justify" style:justify-single-word="false"/>
      <style:text-properties style:font-name="Arial1" fo:font-size="10pt" style:font-size-asian="10pt" style:font-size-complex="10pt"/>
    </style:style>
    <style:style style:name="T1" style:family="text">
      <style:text-properties style:use-window-font-color="true" style:text-outline="false" style:text-line-through-style="none" style:font-name="Bitstream Vera Sans1"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Bitstream Vera Serif" fo:font-size="8pt" fo:language="en" fo:country="US" fo:font-style="normal" fo:text-shadow="none" style:text-underline-style="none" fo:font-weight="normal" style:font-name-asian="Gothic" style:font-size-asian="18pt" style:language-asian="en" style:country-asian="US" style:font-style-asian="normal" style:font-weight-asian="normal" style:font-name-complex="Lucidasans" style:font-size-complex="8pt" style:font-style-complex="normal" style:font-weight-complex="normal" style:text-emphasize="none" style:font-relief="none"/>
    </style:style>
    <style:style style:name="T3" style:family="text">
      <style:text-properties fo:font-weight="bold" style:font-weight-asian="bold" style:font-weight-complex="bold"/>
    </style:style>
    <style:style style:name="T4" style:family="text">
      <style:text-properties style:font-name-asian="CAOMFK+Arial" style:font-name-complex="CAOMFK+Arial"/>
    </style:style>
    <style:style style:name="T5" style:family="text">
      <style:text-properties style:font-name-asian="BDCPGF+Arial" style:font-name-complex="BDCPGF+Arial"/>
    </style:style>
    <style:style style:name="T6" style:family="text">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T7" style:family="text">
      <style:text-properties style:use-window-font-color="true" style:text-outline="false" style:text-line-through-style="none" style:font-name="Arial2" fo:font-size="8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none"/>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dash" draw:stroke-dash="Fine_20_Dashed_20__28_var_29_" svg:stroke-width="0.0098in" svg:stroke-color="#000000" draw:marker-start="" draw:marker-start-width="0.1181in" draw:marker-start-center="false" draw:marker-end="" draw:marker-end-width="0.1181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4" style:family="graphic">
      <style:graphic-properties draw:stroke="dash" draw:stroke-dash="Ultrafine_20_Dashe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5" style:family="graphic">
      <style:graphic-properties draw:stroke="soli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6" style:family="graphic">
      <style:graphic-properties draw:stroke="solid" svg:stroke-width="0.0098in" svg:stroke-color="#000000" draw:marker-start="" draw:marker-start-width="0.0929in" draw:marker-start-center="false" draw:marker-end="Arrow" draw:marker-end-width="0.0547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7" style:family="graphic">
      <style:graphic-properties draw:stroke="solid" draw:stroke-dash="Dash_20_13" svg:stroke-width="0.0098in" svg:stroke-color="#000000" draw:marker-start="" draw:marker-start-width="0.0929in" draw:marker-start-center="false" draw:marker-end="" draw:marker-end-width="0.0929in" draw:marker-end-center="false" svg:stroke-opacity="100%" draw:stroke-linejoin="round" draw:fill="solid" draw:fill-color="#ffffff" draw:secondary-fill-color="#99ccff" draw:fill-gradient-name="Gradient_20_7" draw:gradient-step-count="0" draw:fill-hatch-name="Hatch_20_1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width="false" draw:fit-to-size="false" draw:fit-to-contour="false" fo:max-height="0in" fo:max-width="0in" fo:min-height="0in" fo:min-width="0in" fo:padding-top="0.0047in" fo:padding-bottom="0.0047in" fo:padding-left="0.0047in" fo:padding-right="0.0047in" fo:wrap-option="wrap"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8" style:family="graphic">
      <style:graphic-properties draw:stroke="solid" draw:stroke-dash="Dash_20_14" svg:stroke-width="0.0098in" svg:stroke-color="#000000" draw:marker-start="" draw:marker-start-width="0.0929in" draw:marker-start-center="false" draw:marker-end="" draw:marker-end-width="0.0929in" draw:marker-end-center="false" svg:stroke-opacity="100%" draw:stroke-linejoin="round" draw:fill="solid" draw:fill-color="#ffffff" draw:secondary-fill-color="#99ccff" draw:fill-gradient-name="Gradient_20_7" draw:gradient-step-count="0" draw:fill-hatch-name="Hatch_20_1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047in" fo:padding-bottom="0.0047in" fo:padding-left="0.0047in" fo:padding-right="0.0047in" fo:wrap-option="wrap"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9" style:family="graphic">
      <style:graphic-properties draw:stroke="solid" svg:stroke-width="0.0098in" svg:stroke-color="#000000" draw:marker-start="" draw:marker-start-width="0.1181in" draw:marker-start-center="false" draw:marker-end="" draw:marker-end-width="0.1181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581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draw:stroke="solid" svg:stroke-width="0in" svg:stroke-color="#333333" draw:marker-start="" draw:marker-start-width="0.1575in" draw:marker-start-center="false" draw:marker-end="" draw:marker-end-width="0.0783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098in" svg:stroke-color="#333333" draw:marker-start="" draw:marker-start-width="0.1575in" draw:marker-start-center="false" draw:marker-end="Arrow" draw:marker-end-width="0.0783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6" style:family="graphic">
      <style:graphic-properties draw:stroke="solid" svg:stroke-width="0in" svg:stroke-color="#333333" draw:marker-start="" draw:marker-start-width="0.1181in" draw:marker-start-center="false" draw:marker-end="" draw:marker-end-width="0.118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1">CSL Register File tool is part of CSL design package which is used to specify register files which are common design units to be found in medium to high complexity designs. Register Files are especially used in Central Processing Units (CPUs) but any set of registers can be organized into register files in order to share data read/write and control logic.</text:p>
        <text:p text:style-name="P2">The register file physical implementation can be specified indicating the use of either a memory array (SRAM) or individual flip-flops. The choice is based on the size of the memory array and the available technological options.</text:p>
        <text:h text:style-name="P3" text:outline-level="1">Description</text:h>
        <text:p text:style-name="P2">A register file contains a set of registers which are written and read using address, data and enable signals. The registers are addressable by read and write address lines. <text:s/>A read enable signal is used to access a register and return the contents of the addressed register, a write enable signal is used to store the data from the data input pins into a register.</text:p>
        <text:p text:style-name="P2">All CSL register operations are supported inside of the register file including clear, set, enable, and reset.</text:p>
        <text:p text:style-name="P2">The CSL language group operation can specify the assemble together of registers and fields within registers so that common operations such as clear or set can be performed on the registers.</text:p>
        <text:p text:style-name="P2"><draw:frame draw:style-name="fr1" draw:name="Frame3" text:anchor-type="paragraph" svg:x="0.0366in" svg:y="0.0693in" svg:width="3.2445in" draw:z-index="5"><draw:text-box fo:min-height="2.2839in"><text:p text:style-name="P4"><draw:g text:anchor-type="as-char" draw:z-index="6" draw:style-name="gr1"><draw:g draw:style-name="gr2"><draw:line draw:style-name="gr3" draw:text-style-name="P5" svg:x1="1.5634in" svg:y1="0.8508in" svg:x2="1.5634in" svg:y2="1.328in"><text:p/></draw:line><draw:g draw:style-name="gr2"><draw:rect draw:style-name="gr4" draw:text-style-name="P5" svg:width="0.4898in" svg:height="0.9642in" svg:x="1.3425in" svg:y="0.4846in"><text:p/></draw:rect><draw:g draw:style-name="gr2"><draw:rect draw:style-name="gr4" draw:text-style-name="P5" svg:width="0.4898in" svg:height="0.0831in" svg:x="1.3425in" svg:y="1.3665in"><text:p/></draw:rect><draw:g draw:style-name="gr2"><draw:rect draw:style-name="gr4" draw:text-style-name="P5" svg:width="0.4898in" svg:height="0.0862in" svg:x="1.3425in" svg:y="0.5681in"><text:p/></draw:rect><draw:rect draw:style-name="gr4" draw:text-style-name="P5" svg:width="0.4898in" svg:height="0.0862in" svg:x="1.3425in" svg:y="0.7354in"><text:p/></draw:rect></draw:g></draw:g></draw:g></draw:g><draw:rect draw:style-name="gr5" draw:text-style-name="P6" svg:width="1.2398in" svg:height="1.8807in" svg:x="0.9244in" svg:y="0in"><text:p/></draw:rect><draw:g draw:style-name="gr2"><draw:line draw:style-name="gr6" draw:text-style-name="P7" svg:x1="2.0547in" svg:y1="1.2508in" svg:x2="2.4346in" svg:y2="1.2508in"><text:p/></draw:line><draw:g draw:style-name="gr2"><draw:line draw:style-name="gr7" draw:text-style-name="P8" svg:x1="1.9654in" svg:y1="1.7146in" svg:x2="1.9654in" svg:y2="1.4535in"><text:p/></draw:line><draw:g draw:style-name="gr2"><draw:polygon draw:style-name="gr8" draw:text-style-name="P8" svg:width="0.4831in" svg:height="0.1524in" draw:transform="rotate (1.5707963267946) translate (1.89027777777778in 1.49293525809274in)" svg:viewBox="0 0 1228 388" draw:points="0,0 1226,0 990,386 235,386"><text:p/></draw:polygon></draw:g></draw:g><draw:line draw:style-name="gr9" draw:text-style-name="P5" svg:x1="1.965in" svg:y1="1.7209in" svg:x2="0.6693in" svg:y2="1.7209in"><text:p/></draw:line></draw:g><draw:g draw:style-name="gr2"><draw:rect draw:style-name="gr10" draw:text-style-name="P10" svg:width="0.3248in" svg:height="0.3232in" svg:x="0.9728in" svg:y="0.7618in"><text:p text:style-name="P9"><text:span text:style-name="T1">dec</text:span></text:p></draw:rect><draw:g draw:style-name="gr2"><draw:line draw:style-name="gr9" draw:text-style-name="P5" svg:x1="1.1299in" svg:y1="0.7602in" svg:x2="1.1299in" svg:y2="0.6146in"><text:p/></draw:line><draw:g draw:style-name="gr2"><draw:line draw:style-name="gr9" draw:text-style-name="P5" svg:x1="0.6661in" svg:y1="0.611in" svg:x2="1.1244in" svg:y2="0.611in"><text:p/></draw:line><draw:line draw:style-name="gr6" draw:text-style-name="P7" svg:x1="0.6693in" svg:y1="0.611in" svg:x2="0.924in" svg:y2="0.611in"><text:p/></draw:line></draw:g></draw:g><draw:g draw:style-name="gr2"><draw:line draw:style-name="gr9" draw:text-style-name="P5" svg:x1="1.128in" svg:y1="1.2303in" svg:x2="1.128in" svg:y2="1.0846in"><text:p/></draw:line><draw:line draw:style-name="gr9" draw:text-style-name="P5" svg:x1="0.6646in" svg:y1="1.2311in" svg:x2="1.1228in" svg:y2="1.2311in"><text:p/></draw:line><draw:line draw:style-name="gr6" draw:text-style-name="P7" svg:x1="0.6681in" svg:y1="1.2311in" svg:x2="0.9224in" svg:y2="1.2311in"><text:p/></draw:line></draw:g></draw:g><draw:line draw:style-name="gr6" draw:text-style-name="P7" svg:x1="0.6646in" svg:y1="0.9346in" svg:x2="0.922in" svg:y2="0.9346in"><text:p/></draw:line><draw:g draw:style-name="gr2"><draw:line draw:style-name="gr6" draw:text-style-name="P7" svg:x1="2.0535in" svg:y1="0.6681in" svg:x2="2.4335in" svg:y2="0.6681in"><text:p/></draw:line><draw:g draw:style-name="gr2"><draw:line draw:style-name="gr7" draw:text-style-name="P8" svg:x1="1.9638in" svg:y1="0.1965in" svg:x2="1.9638in" svg:y2="0.4618in"><text:p/></draw:line><draw:g draw:style-name="gr2"><draw:polygon draw:style-name="gr8" draw:text-style-name="P8" svg:width="0.4906in" svg:height="0.1524in" draw:transform="rotate (1.5707963267946) translate (1.88888888888889in 0.910990813648294in)" svg:viewBox="0 0 1247 388" draw:points="1245,0 0,0 240,386 1007,386"><text:p/></draw:polygon></draw:g></draw:g><draw:line draw:style-name="gr9" draw:text-style-name="P5" svg:x1="1.9634in" svg:y1="0.1902in" svg:x2="0.6681in" svg:y2="0.1902in"><text:p/></draw:line></draw:g><draw:frame draw:style-name="gr11" draw:text-style-name="P12" svg:width="0.7512in" svg:height="0.235in" svg:x="0.0134in" svg:y="0.0244in"><draw:text-box><text:p text:style-name="P11"><text:span text:style-name="T2">rd_addr1</text:span></text:p></draw:text-box></draw:frame><draw:frame draw:style-name="gr12" draw:text-style-name="P13" svg:width="0.5425in" svg:height="0.235in" svg:x="0.1646in" svg:y="0.4445in"><draw:text-box><text:p text:style-name="P11"><text:span text:style-name="T2">wr_en</text:span></text:p></draw:text-box></draw:frame><draw:frame draw:style-name="gr12" draw:text-style-name="P13" svg:width="0.6677in" svg:height="0.235in" svg:x="0.0535in" svg:y="0.7693in"><draw:text-box><text:p text:style-name="P11"><text:span text:style-name="T2">wr_data</text:span></text:p></draw:text-box></draw:frame><draw:frame draw:style-name="gr12" draw:text-style-name="P13" svg:width="0.678in" svg:height="0.235in" svg:x="0.0398in" svg:y="1.0591in"><draw:text-box><text:p text:style-name="P11"><text:span text:style-name="T2">wr_addr</text:span></text:p></draw:text-box></draw:frame><draw:frame draw:style-name="gr12" draw:text-style-name="P13" svg:width="0.7303in" svg:height="0.235in" svg:x="0in" svg:y="1.552in"><draw:text-box><text:p text:style-name="P11"><text:span text:style-name="T2">rd_addr2</text:span></text:p></draw:text-box></draw:frame><draw:frame draw:style-name="gr12" draw:text-style-name="P13" svg:width="0.7094in" svg:height="0.235in" svg:x="2.3752in" svg:y="0.4984in"><draw:text-box><text:p text:style-name="P11"><text:span text:style-name="T2">rd_data1</text:span></text:p></draw:text-box></draw:frame><draw:frame draw:style-name="gr12" draw:text-style-name="P13" svg:width="0.7197in" svg:height="0.235in" svg:x="2.3811in" svg:y="1.0839in"><draw:text-box><text:p text:style-name="P11"><text:span text:style-name="T2">rd_data2</text:span></text:p></draw:text-box></draw:frame><draw:line draw:style-name="gr6" draw:text-style-name="P7" svg:x1="0.6665in" svg:y1="0.3902in" svg:x2="0.924in" svg:y2="0.3902in"><text:p/></draw:line><draw:line draw:style-name="gr6" draw:text-style-name="P7" svg:x1="0.6665in" svg:y1="1.4752in" svg:x2="0.924in" svg:y2="1.4752in"><text:p/></draw:line><draw:frame draw:style-name="gr12" draw:text-style-name="P13" svg:width="0.5949in" svg:height="0.235in" svg:x="0.1283in" svg:y="1.3201in"><draw:text-box><text:p text:style-name="P11"><text:span text:style-name="T2">rd_en2</text:span></text:p></draw:text-box></draw:frame><draw:frame draw:style-name="gr12" draw:text-style-name="P13" svg:width="0.5843in" svg:height="0.235in" svg:x="0.1472in" svg:y="0.2311in"><draw:text-box><text:p text:style-name="P11"><text:span text:style-name="T2">rd_en1</text:span></text:p></draw:text-box></draw:frame></draw:g></text:p><text:p text:style-name="P14"><text:span text:style-name="T3">Figure1.</text:span> A register file that permits two read operations in the same time and one write operatio.</text:p></draw:text-box></draw:frame> </text:p>
        <text:p text:style-name="P2">The implementation logic of the register file can be a contiguous or non contiguous array and/or groups of discrete registers.</text:p>
        <text:p text:style-name="P15"><text:s/>Register File operations:</text:p>
        <text:list text:style-name="L2">
          <text:list-item>
            <text:p text:style-name="P16">write registers,</text:p>
          </text:list-item>
          <text:list-item>
            <text:p text:style-name="P16">read registers,</text:p>
          </text:list-item>
          <text:list-item>
            <text:p text:style-name="P16">shadow registers.</text:p>
          </text:list-item>
        </text:list>
        <text:p text:style-name="P17">Register files for processor architectures have special requirements:</text:p>
        <text:list text:style-name="L3">
          <text:list-item>
            <text:p text:style-name="P18">valid bits,</text:p>
          </text:list-item>
          <text:list-item>
            <text:p text:style-name="P19">operand bypassing.</text:p>
          </text:list-item>
        </text:list>
        <text:p text:style-name="P2">A valid bit may be optionally added to the register file. The register file will generate a valid bit whenever there is a read operation. A valid bit is used in hardware pipelines to indicate that the contents of the current pipeline is valid.</text:p>
        <text:p text:style-name="P2">The register file’s registers can be connected to the inputs and the outputs of the register file. Fields within the registers can also be connected to the inputs or outputs of the register file. In a register file, individual registers can be named. The “named” registers can be accessed using the address and enable signal or read/written using a special signal connected from the named register to the register file output.</text:p>
        <text:p text:style-name="P2">All memory input on map operations are supported inside of the register file. The register file memory map can have discontinuities or gaps in the address space. Read and write operations can optionally <text:s/>trigger events. Read operations can optionally generate valid bits. The range checker for the register file is implemented with a decoder. Specific instructions are available<text:span text:style-name="T4"> to assign an address to a register file.</text:span></text:p>
        <text:p text:style-name="P20">Features</text:p>
        <text:p text:style-name="P21">The CSL memory map specification is used to create memory mapped state elements that are addressable by other hardware units or by software through write or read operations.</text:p>
        <text:p text:style-name="P22">The user can create registers files with multiple write, multiple read or with bypass features.</text:p>
        <text:p text:style-name="P2">By default, the module's clock is automatically connected to the register file. If there are multiple clocks in the module in which the register file is instantiated then the CSL clock command has to be used to specify the clock name which is connected to the register file.</text:p>
        <text:p text:style-name="P23">Address Collision Detection Logic -t<text:span text:style-name="T5">here is an option for a bad address checker which sets an error bit, captures the bad address in a register and generates an interrupt.</text:span></text:p>
        <text:p text:style-name="P2">A register in a register file can be set to a constant value by setting the constant attribute to a value.</text:p>
        <text:p text:style-name="P2">Register files are either instantiated inside of an RTL module using CSL commands or the register file is a stand alone module which can be connected to the design using the CSL interconnect commands</text:p>
        <text:p text:style-name="P24">Register File configuration options:</text:p>
        <text:list text:style-name="L4">
          <text:list-item>
            <text:p text:style-name="P25">add read port,</text:p>
          </text:list-item>
          <text:list-item>
            <text:p text:style-name="P25">add write port,</text:p>
          </text:list-item>
          <text:list-item>
            <text:p text:style-name="P25">individual registers connected to an output,</text:p>
          </text:list-item>
          <text:list-item>
            <text:p text:style-name="P25">read/write registers from more than one source</text:p>
          </text:list-item>
          <text:list-item>
            <text:p text:style-name="P25">bypass</text:p>
          </text:list-item>
          <text:list-item>
            <text:p text:style-name="P25">add external registers</text:p>
          </text:list-item>
        </text:list>
        <text:h text:style-name="P3" text:outline-level="1" text:is-list-header="true">Benefits</text:h>
        <text:p text:style-name="P26">Using the CSL Register File the designer can:</text:p>
        <text:list text:style-name="L5">
          <text:list-item>
            <text:p text:style-name="P27">create an array of named registers,</text:p>
          </text:list-item>
          <text:list-item>
            <text:p text:style-name="P27">add the register file to the CSL memory map</text:p>
          </text:list-item>
          <text:list-item>
            <text:p text:style-name="P27">create register file <text:s/>type and instanciate it in different units,</text:p>
          </text:list-item>
          <text:list-item>
            <text:p text:style-name="P27">associate <text:s/>a global address and a local address to the register file .</text:p>
          </text:list-item>
          <text:list-item>
            <text:p text:style-name="P28">generate Verilog code, C++ code, and documentation (pdf or doc). </text:p>
          </text:list-item>
          <text:list-item>
            <text:p text:style-name="P28">associate state data object wiath a CSL register file</text:p>
          </text:list-item>
          <text:list-item>
            <text:p text:style-name="P28">connect a CSL register file to CSL connectivity objects(i.e. Signals, ports, signal group)</text:p>
          </text:list-item>
        </text:list>
        <text:p text:style-name="P26">The user can create register files much easier and in a much structured way.</text:p>
        <text:p text:style-name="P29">The contents of a shadow register file can be written in any order.</text:p>
        <text:list text:style-name="L4">
          <text:list-header>
            <text:h text:style-name="P30" text:outline-level="1" text:is-list-header="true" text:restart-numbering="true" text:start-value="1"><text:span text:style-name="T6">Architecture</text:span> <text:span text:style-name="T6">Diagram</text:span></text:h>
          </text:list-header>
        </text:list>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31"><draw:g text:anchor-type="as-char" svg:y="-1.2083in" draw:z-index="7" draw:style-name="gr13"><draw:custom-shape draw:style-name="gr14" draw:text-style-name="P32" draw:id="id1" svg:width="0.798in" svg:height="0.4969in" svg:x="0.989in" svg:y="0.6437in"><draw:glue-point draw:id="4" svg:x="-0.8697in" svg:y="1.9642in"/><draw:glue-point draw:id="5" svg:x="0.9134in" svg:y="1.9642in"/><draw:glue-point draw:id="6" svg:x="1.9701in" svg:y="-0.9921in"/><draw:glue-point draw:id="7" svg:x="1.9701in" svg:y="0.8654in"/><draw:glue-point draw:id="8" svg:x="1.9701in" svg:y="-0.6008in"/><text:p text:style-name="P9"><text:span text:style-name="T7">csl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32" draw:id="id2" svg:width="0.5185in" svg:height="0.4051in" svg:x="1.1264in" svg:y="0in"><text:p text:style-name="P9"><text:span text:style-name="T7">csl</text:span></text:p><text:p text:style-name="P9"><text:span text:style-name="T7">li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15" draw:text-style-name="P33" draw:type="line" svg:x1="0.7791in" svg:y1="0.8917in" svg:x2="0.9894in" svg:y2="0.8917in" draw:end-shape="id1"><text:p/></draw:connector><draw:connector draw:style-name="gr15" draw:text-style-name="P33" draw:type="line" svg:x1="1.3846in" svg:y1="0.4047in" svg:x2="1.3882in" svg:y2="0.6445in" draw:start-shape="id2" draw:start-glue-point="7" draw:end-shape="id1"><text:p/></draw:connector><draw:connector draw:style-name="gr15" draw:text-style-name="P33" svg:x1="1.7862in" svg:y1="1.0008in" svg:x2="2.2606in" svg:y2="1.2925in" draw:start-shape="id1" draw:start-glue-point="7" draw:end-shape="id3" draw:end-glue-point="3"><text:p/></draw:connector><draw:connector draw:style-name="gr15" draw:text-style-name="P33" svg:x1="1.7862in" svg:y1="0.7673in" svg:x2="2.2606in" svg:y2="0.4528in" draw:start-shape="id1" draw:start-glue-point="6" draw:end-shape="id4" draw:end-glue-point="3"><text:p/></draw:connector><draw:connector draw:style-name="gr15" draw:text-style-name="P33" svg:x1="1.7862in" svg:y1="0.8169in" svg:x2="2.2606in" svg:y2="0.689in" draw:start-shape="id1" draw:start-glue-point="8" draw:end-shape="id5" draw:end-glue-point="3"><text:p/></draw:connector><draw:custom-shape draw:style-name="gr16" draw:text-style-name="P32" svg:width="0.7858in" svg:height="0.3268in" svg:x="0in" svg:y="0.722in"><text:p text:style-name="P9"><text:span text:style-name="T7">.csl </text:span></text:p><draw:enhanced-geometry svg:viewBox="0 0 21600 21600" draw:mirror-horizontal="false" draw:mirror-vertical="false" draw:type="rectangle" draw:enhanced-path="M 0 0 L 21600 0 21600 21600 0 21600 0 0 Z N"/></draw:custom-shape><draw:custom-shape draw:style-name="gr16" draw:text-style-name="P32" draw:id="id5" svg:width="0.7858in" svg:height="0.1114in" svg:x="2.2598in" svg:y="0.6339in"><text:p text:style-name="P9"><text:span text:style-name="T7">PDF</text:span></text:p><draw:enhanced-geometry svg:viewBox="0 0 21600 21600" draw:mirror-horizontal="false" draw:mirror-vertical="false" draw:type="rectangle" draw:enhanced-path="M 0 0 L 21600 0 21600 21600 0 21600 0 0 Z N"/></draw:custom-shape><draw:custom-shape draw:style-name="gr16" draw:text-style-name="P32" draw:id="id4" svg:width="0.7858in" svg:height="0.1114in" svg:x="2.2598in" svg:y="0.3972in"><text:p text:style-name="P9"><text:span text:style-name="T7">HTML</text:span></text:p><draw:enhanced-geometry svg:viewBox="0 0 21600 21600" draw:mirror-horizontal="false" draw:mirror-vertical="false" draw:type="rectangle" draw:enhanced-path="M 0 0 L 21600 0 21600 21600 0 21600 0 0 Z N"/></draw:custom-shape><draw:custom-shape draw:style-name="gr16" draw:text-style-name="P32" draw:id="id6" svg:width="0.7858in" svg:height="0.1106in" svg:x="2.2598in" svg:y="0.9689in"><text:p text:style-name="P9"><text:span text:style-name="T7">C++ code</text:span></text:p><draw:enhanced-geometry svg:viewBox="0 0 21600 21600" draw:mirror-horizontal="false" draw:mirror-vertical="false" draw:type="rectangle" draw:enhanced-path="M 0 0 L 21600 0 21600 21600 0 21600 0 0 Z N"/></draw:custom-shape><draw:custom-shape draw:style-name="gr16" draw:text-style-name="P32" draw:id="id3" svg:width="0.7858in" svg:height="0.1106in" svg:x="2.2598in" svg:y="1.2366in"><text:p text:style-name="P9"><text:span text:style-name="T7">RTL code</text:span></text:p><draw:enhanced-geometry svg:viewBox="0 0 21600 21600" draw:mirror-horizontal="false" draw:mirror-vertical="false" draw:type="rectangle" draw:enhanced-path="M 0 0 L 21600 0 21600 21600 0 21600 0 0 Z N"/></draw:custom-shape><draw:connector draw:style-name="gr15" draw:text-style-name="P33" svg:x1="1.7866in" svg:y1="0.8917in" svg:x2="2.2602in" svg:y2="1.0244in" draw:start-shape="id1" draw:start-glue-point="1" draw:end-shape="id6"><text:p/></draw:connector></draw:g></text:p>
                  </table:table-cell>
                </table:table-row>
                <table:table-row>
                  <table:table-cell table:style-name="Table3.A1" office:value-type="string">
                    <text:p text:style-name="P34"><text:span text:style-name="T3">Figure 3.</text:span> CSL Register File tool inputs and outputs.</text:p>
                  </table:table-cell>
                </table:table-row>
              </table:table>
              <text:p text:style-name="P31"/>
            </table:table-cell>
          </table:table-row>
          <table:table-row>
            <table:table-cell table:style-name="Table2.A1" office:value-type="string">
              <text:p text:style-name="P34"/>
            </table:table-cell>
          </table:table-row>
        </table:table>
        <text:h text:style-name="P35" text:outline-level="1"><text:span text:style-name="T6">Dependencies</text:span> </text:h>
        <text:p text:style-name="P26">A register file can be implemented with register memory elements and can specify a group of bits in a register from the register file using CSL Field object.</text:p>
        <text:h text:style-name="Heading_20_1" text:outline-level="1">Supported formats</text:h>
        <text:p text:style-name="P36">The register file supports the following input/output formats.</text:p>
        <text:h text:style-name="P37" text:outline-level="2">Input:</text:h>
        <text:p text:style-name="P38">CSL, Verilog, VHDL</text:p>
        <text:h text:style-name="P39" text:outline-level="2">Output Generators Provided:</text:h>
        <text:p text:style-name="P40">CSL, Verilog, VHDL, C/C++, HTML, PDF</text:p>
        <text:p text:style-name="P41"/>
        <text:p text:style-name="P42">To find out how CSL Register File can make your chip design more efficient; contact Fastpathlogic Sales today.</text:p>
        <text:p text:style-name="P43"><draw:frame draw:style-name="fr1" draw:name="Frame1" text:anchor-type="paragraph" svg:x="0.0264in" svg:y="0.0547in" svg:width="6.6571in" draw:z-index="4"><draw:text-box fo:min-height="2.9071in"><text:p text:style-name="P44"><text:span text:style-name="T8">Table1</text:span><text:span text:style-name="T3">. </text:span><text:span text:style-name="T9">CSL</text:span><text:span text:style-name="T10"> </text:span><text:span text:style-name="T9">Register</text:span><text:span text:style-name="T10"> </text:span><text:span text:style-name="T9">File</text:span><text:span text:style-name="T10"> </text:span><text:span text:style-name="T9">feature</text:span><text:span text:style-name="T10">/</text:span><text:span text:style-name="T9">benefits</text:span><text:span text:style-name="T10"> </text:span><text:span text:style-name="T9">table</text:span></text:p><table:table table:name="Table1" table:style-name="Table1"><table:table-column table:style-name="Table1.A"/><table:table-column table:style-name="Table1.B"/><table:table-row><table:table-cell table:style-name="Table1.A1" office:value-type="string"><text:p text:style-name="P45">Register File Features</text:p></table:table-cell><table:table-cell table:style-name="Table1.B1" office:value-type="string"><text:p text:style-name="P45">Benefits</text:p></table:table-cell></table:table-row><table:table-row><table:table-cell table:style-name="Table1.A2" office:value-type="string"><text:p text:style-name="P46">Multiple reads and writes</text:p></table:table-cell><table:table-cell table:style-name="Table1.B2" office:value-type="string"><text:p text:style-name="P46">Enables to read/write one or more registers at the same time</text:p></table:table-cell></table:table-row><table:table-row><table:table-cell table:style-name="Table1.A3" office:value-type="string"><text:p text:style-name="P46">Serial and parallel data</text:p></table:table-cell><table:table-cell table:style-name="Table1.B3" office:value-type="string"><text:p text:style-name="P46">Enables serial/parallel read input data and write output data from/to registers</text:p></table:table-cell></table:table-row><table:table-row><table:table-cell table:style-name="Table1.A2" office:value-type="string"><text:p text:style-name="P46">Bypass Logic</text:p></table:table-cell><table:table-cell table:style-name="Table1.B2" office:value-type="string"><text:p text:style-name="P46">Data can be read &amp; written simultaneously (in the same machine cycle) from/to same register/memory location</text:p></table:table-cell></table:table-row><table:table-row><table:table-cell table:style-name="Table1.A3" office:value-type="string"><text:p text:style-name="P46">Incremental design</text:p></table:table-cell><table:table-cell table:style-name="Table1.B3" office:value-type="string"><text:p text:style-name="P46">Easy to modify initial specification with minimal design effort</text:p></table:table-cell></table:table-row><table:table-row><table:table-cell table:style-name="Table1.A2" office:value-type="string"><text:p text:style-name="P46">Automatic clock signal connection</text:p></table:table-cell><table:table-cell table:style-name="Table1.B2" office:value-type="string"><text:p text:style-name="P46">If there is one clock signal, it will be automatically connected</text:p></table:table-cell></table:table-row><table:table-row><table:table-cell table:style-name="Table1.A3" office:value-type="string"><text:p text:style-name="P46">Address collision detection</text:p></table:table-cell><table:table-cell table:style-name="Table1.B3" office:value-type="string"><text:p text:style-name="P46">Ability to check for bad addresses and generate an error message</text:p></table:table-cell></table:table-row><table:table-row><table:table-cell table:style-name="Table1.A2" office:value-type="string"><text:p text:style-name="P46">Permission attributes</text:p></table:table-cell><table:table-cell table:style-name="Table1.B2" office:value-type="string"><text:p text:style-name="P46">Enables to set read, write and/or shadow permission for any register in the register file</text:p></table:table-cell></table:table-row></table:table><text:p text:style-name="Standard"/></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3" svg:font-family="Tahoma"/>
    <style:font-face style:name="Arial1" svg:font-family="Arial" style:font-family-generic="swiss"/>
    <style:font-face style:name="BDCPGF+Arial" svg:font-family="BDCPGF+Arial" style:font-family-generic="swiss"/>
    <style:font-face style:name="BDCPGM+Arial,BoldItalic" svg:font-family="'BDCPGM+Arial,BoldItalic'" style:font-family-generic="swiss"/>
    <style:font-face style:name="BGACDJ+Arial" svg:font-family="BGACDJ+Arial" style:font-family-generic="swiss"/>
    <style:font-face style:name="CAOMFK+Arial" svg:font-family="CAOMFK+Arial" style:font-family-generic="swiss"/>
    <style:font-face style:name="arial" svg:font-family="arial" style:font-family-generic="swiss"/>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Tahoma1" svg:font-family="Tahoma" style:font-pitch="variable"/>
    <style:font-face style:name="Tahoma2" svg:font-family="Tahoma, Lucidasans, 'Lucida Sans', 'Arial Unicode MS'" style:font-pitch="variable"/>
    <style:font-face style:name="Arial2"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24in" draw:rotation="0"/>
    <draw:hatch draw:name="Hatch_20_15" draw:display-name="Hatch 15" draw:style="single" draw:color="#000000" draw:distance="0.0024in" draw:rotation="0"/>
    <draw:hatch draw:name="Hatch_20_16" draw:display-name="Hatch 16" draw:style="single" draw:color="#000000" draw:distance="0.0024in" draw:rotation="0"/>
    <draw:hatch draw:name="Hatch_20_17" draw:display-name="Hatch 17" draw:style="single" draw:color="#000000" draw:distance="0.0024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114in" draw:dots2="1" draw:dots2-length="0.0114in" draw:distance="0.0114in"/>
    <draw:stroke-dash draw:name="Dash_20_16" draw:display-name="Dash 16" draw:style="rect" draw:dots1="1" draw:dots1-length="0.0114in" draw:dots2="1" draw:dots2-length="0.0114in" draw:distance="0.0114in"/>
    <draw:stroke-dash draw:name="Dash_20_17" draw:display-name="Dash 17" draw:style="rect" draw:dots1="1" draw:dots1-length="0.0114in" draw:dots2="1" draw:dots2-length="0.0114in" draw:distance="0.0114in"/>
    <draw:stroke-dash draw:name="Dash_20_18" draw:display-name="Dash 18" draw:style="rect" draw:dots1="1" draw:dots1-length="0.0114in" draw:dots2="1" draw:dots2-length="0.0114in" draw:distance="0.0114in"/>
    <draw:stroke-dash draw:name="Dash_20_19" draw:display-name="Dash 19" draw:style="rect" draw:dots1="1" draw:dots1-length="0.0024in" draw:dots2="1" draw:dots2-length="0.0024in" draw:distance="0.0024in"/>
    <draw:stroke-dash draw:name="Dash_20_2" draw:display-name="Dash 2" draw:style="rect" draw:dots1="1" draw:dots1-length="0.0043in" draw:dots2="1" draw:dots2-length="0.0043in" draw:distance="0.0043in"/>
    <draw:stroke-dash draw:name="Dash_20_20" draw:display-name="Dash 20" draw:style="rect" draw:dots1="1" draw:dots1-length="0.0024in" draw:dots2="1" draw:dots2-length="0.0024in" draw:distance="0.0024in"/>
    <draw:stroke-dash draw:name="Dash_20_21" draw:display-name="Dash 21" draw:style="rect" draw:dots1="1" draw:dots1-length="0.0024in" draw:dots2="1" draw:dots2-length="0.0024in" draw:distance="0.0024in"/>
    <draw:stroke-dash draw:name="Dash_20_22" draw:display-name="Dash 22" draw:style="rect" draw:dots1="1" draw:dots1-length="0.0024in" draw:dots2="1" draw:dots2-length="0.0024in" draw:distance="0.0024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1"><draw:image xlink:href="Pictures/2000000700002FDB00000DA657147EDD.svm" xlink:type="simple" xlink:show="embed" xlink:actuate="onLoad"/></draw:frame><text:tab/><text:tab/><text:span text:style-name="T1">CSL Product Family</text:span></text:p>
        <text:p text:style-name="P2"><text:tab/><text:tab/>CSL Register File</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text:span><text:span text:style-name="T3"><text:editing-cycles>88</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4</text:page-number></text:span></text:p>
        <text:p text:style-name="P6">Datasheet</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3"><draw:image xlink:href="Pictures/2000000700002FDB00000DA657147EDD.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text:span><text:span text:style-name="T3"><text:editing-cycles>88</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4</text:page-number></text:span></text:p>
        <text:p text:style-name="P6">Datashe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Cristian-Gyozo Haba</meta:initial-creator>
    <meta:creation-date>2007-02-27T18:09:27</meta:creation-date>
    <dc:date>2007-06-01T18:49:21</dc:date>
    <meta:print-date>2007-05-02T17:43:28</meta:print-date>
    <dc:language>en-US</dc:language>
    <meta:editing-cycles>89</meta:editing-cycles>
    <meta:editing-duration>P2DT0H33M57S</meta:editing-duration>
    <meta:user-defined meta:name="Info 1"/>
    <meta:user-defined meta:name="Info 2"/>
    <meta:user-defined meta:name="Info 3"/>
    <meta:user-defined meta:name="Info 4"/>
    <meta:document-statistic meta:table-count="3" meta:image-count="2" meta:object-count="0" meta:page-count="4" meta:paragraph-count="85" meta:word-count="1036" meta:character-count="6399"/>
  </office:meta>
</office:document-meta>
</file>